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BElementImpl.WMLB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B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B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BElementImpl.getXml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MLB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B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BElementImpl.setXmlLang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